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083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1.0118in"/>
    </style:style>
    <style:style style:name="co6" style:family="table-column">
      <style:table-column-properties fo:break-before="auto" style:column-width="1.061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008in solid #000000"/>
      <style:paragraph-properties fo:text-align="end" fo:margin-left="0in"/>
    </style:style>
    <style:style style:name="ce2" style:family="table-cell" style:parent-style-name="Default">
      <style:table-cell-properties fo:background-color="#00ff00" style:text-align-source="fix" style:repeat-content="false" fo:border="0.0008in solid #008000" style:shadow="non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RQRA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/>
          <table:table-cell table:style-name="ce2" office:value-type="string">
            <text:p>RQ-R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Responsabile</text:p>
          </table:table-cell>
          <table:table-cell table:style-name="ce3" office:value-type="float" office:value="8">
            <text:p>8</text:p>
          </table:table-cell>
          <table:table-cell/>
          <table:table-cell table:style-name="ce2" office:value-type="string">
            <text:p>RQ-RA</text:p>
          </table:table-cell>
          <table:table-cell>
            <draw:frame table:end-cell-address="RQRA.L20" table:end-x="0.5043in" table:end-y="0.0669in" draw:z-index="1" draw:style-name="gr1" svg:width="5.8677in" svg:height="3.1374in" svg:x="0.8594in" svg:y="0.0677in">
              <draw:object draw:notify-on-update-of-ranges="RQRA.A11:RQRA.A16 RQRA.B11:RQRA.B16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style-name="ce1" office:value-type="string">
            <text:p>Amministratore</text:p>
          </table:table-cell>
          <table:table-cell table:style-name="ce3" office:value-type="float" office:value="18">
            <text:p>18</text:p>
          </table:table-cell>
          <table:table-cell table:style-name="ce1" office:value-type="string">
            <text:p>Responsabile</text:p>
          </table:table-cell>
          <table:table-cell table:style-name="ce3" office:value-type="float" office:value="8">
            <text:p>8</text:p>
          </table:table-cell>
          <table:table-cell table:number-columns-repeated="6"/>
        </table:table-row>
        <table:table-row table:style-name="ro1">
          <table:table-cell table:style-name="ce1" office:value-type="string">
            <text:p>Analista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Amministratore</text:p>
          </table:table-cell>
          <table:table-cell table:style-name="ce3" office:value-type="float" office:value="18">
            <text:p>18</text:p>
          </table:table-cell>
          <table:table-cell table:number-columns-repeated="6"/>
        </table:table-row>
        <table:table-row table:style-name="ro1">
          <table:table-cell table:style-name="ce1" office:value-type="string">
            <text:p>Progettista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Analista</text:p>
          </table:table-cell>
          <table:table-cell table:style-name="ce3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" office:value-type="string">
            <text:p>Programmatore</text:p>
          </table:table-cell>
          <table:table-cell table:style-name="ce3" office:value-type="float" office:value="7">
            <text:p>7</text:p>
          </table:table-cell>
          <table:table-cell table:style-name="ce1" office:value-type="string">
            <text:p>Progettista</text:p>
          </table:table-cell>
          <table:table-cell table:style-name="ce3"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style-name="ce1" office:value-type="string">
            <text:p>Verificatore</text:p>
          </table:table-cell>
          <table:table-cell table:style-name="ce3" office:value-type="float" office:value="18">
            <text:p>18</text:p>
          </table:table-cell>
          <table:table-cell table:style-name="ce1" office:value-type="string">
            <text:p>Programmatore</text:p>
          </table:table-cell>
          <table:table-cell table:style-name="ce3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Verificatore</text:p>
          </table:table-cell>
          <table:table-cell table:style-name="ce3" office:value-type="float" office:value="18">
            <text:p>18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ruoli</text:p>
          </table:table-cell>
          <table:table-cell table:number-columns-repeated="8"/>
        </table:table-row>
        <table:table-row table:style-name="ro1">
          <table:table-cell table:style-name="ce1" office:value-type="string">
            <text:p>Responsabile</text:p>
          </table:table-cell>
          <table:table-cell table:formula="of:=[.B2]*30" office:value-type="float" office:value="240">
            <text:p>240</text:p>
          </table:table-cell>
          <table:table-cell/>
          <table:table-cell office:value-type="string">
            <text:p>ruoli</text:p>
          </table:table-cell>
          <table:table-cell table:number-columns-repeated="6"/>
        </table:table-row>
        <table:table-row table:style-name="ro1">
          <table:table-cell table:style-name="ce1" office:value-type="string">
            <text:p>Amministratore</text:p>
          </table:table-cell>
          <table:table-cell table:formula="of:=[.B3]*20" office:value-type="float" office:value="360">
            <text:p>360</text:p>
          </table:table-cell>
          <table:table-cell table:style-name="ce1" office:value-type="string">
            <text:p>Responsabile</text:p>
          </table:table-cell>
          <table:table-cell table:formula="of:=[.D3]*30" office:value-type="float" office:value="240">
            <text:p>240</text:p>
          </table:table-cell>
          <table:table-cell table:number-columns-repeated="6"/>
        </table:table-row>
        <table:table-row table:style-name="ro1">
          <table:table-cell table:style-name="ce1" office:value-type="string">
            <text:p>Analista</text:p>
          </table:table-cell>
          <table:table-cell table:formula="of:=[.B4]*25" office:value-type="float" office:value="0">
            <text:p>0</text:p>
          </table:table-cell>
          <table:table-cell table:style-name="ce1" office:value-type="string">
            <text:p>Amministratore</text:p>
          </table:table-cell>
          <table:table-cell table:formula="of:=[.D4]*20" office:value-type="float" office:value="360">
            <text:p>360</text:p>
          </table:table-cell>
          <table:table-cell table:number-columns-repeated="6"/>
        </table:table-row>
        <table:table-row table:style-name="ro1">
          <table:table-cell table:style-name="ce1" office:value-type="string">
            <text:p>Progettista</text:p>
          </table:table-cell>
          <table:table-cell table:formula="of:=[.B5]*22" office:value-type="float" office:value="88">
            <text:p>88</text:p>
          </table:table-cell>
          <table:table-cell table:style-name="ce1" office:value-type="string">
            <text:p>Analista</text:p>
          </table:table-cell>
          <table:table-cell table:formula="of:=[.D5]*2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" office:value-type="string">
            <text:p>Programmatore</text:p>
          </table:table-cell>
          <table:table-cell table:formula="of:=[.B6]*16" office:value-type="float" office:value="112">
            <text:p>112</text:p>
          </table:table-cell>
          <table:table-cell table:style-name="ce1" office:value-type="string">
            <text:p>Progettista</text:p>
          </table:table-cell>
          <table:table-cell table:formula="of:=[.D6]*22" office:value-type="float" office:value="88">
            <text:p>88</text:p>
          </table:table-cell>
          <table:table-cell table:number-columns-repeated="6"/>
        </table:table-row>
        <table:table-row table:style-name="ro1">
          <table:table-cell table:style-name="ce1" office:value-type="string">
            <text:p>Verificatore</text:p>
          </table:table-cell>
          <table:table-cell table:formula="of:=[.B7]*16" office:value-type="float" office:value="288">
            <text:p>288</text:p>
          </table:table-cell>
          <table:table-cell table:style-name="ce1" office:value-type="string">
            <text:p>Programmatore</text:p>
          </table:table-cell>
          <table:table-cell table:formula="of:=[.D7]*16" office:value-type="float" office:value="112">
            <text:p>1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Verificatore</text:p>
          </table:table-cell>
          <table:table-cell table:formula="of:=[.D8]*16" office:value-type="float" office:value="288">
            <text:p>288</text:p>
          </table:table-cell>
          <table:table-cell table:number-columns-repeated="6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9"/>
          <table:table-cell>
            <draw:frame table:end-cell-address="RQRA.O42" table:end-x="0.4051in" table:end-y="0.1685in" draw:z-index="0" draw:style-name="gr1" svg:width="4.5543in" svg:height="2.9031in" svg:x="0.2961in" svg:y="0.0551in">
              <draw:object draw:notify-on-update-of-ranges="RQRA.A11:RQRA.A16 RQRA.B11:RQRA.B1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</table:table>
      <table:table table:name="RPP-RQ" table:style-name="ta1" table:print="false">
        <table:table-column table:style-name="co2" table:default-cell-style-name="ce1"/>
        <table:table-column table:style-name="co2" table:number-columns-repeated="9" table:default-cell-style-name="Default"/>
        <table:table-row table:style-name="ro1">
          <table:table-cell table:style-name="Default"/>
          <table:table-cell table:style-name="ce2" office:value-type="string">
            <text:p>RPP-RQ</text:p>
          </table:table-cell>
          <table:table-cell>
            <draw:frame table:end-cell-address="'RPP-RQ'.I16" table:end-x="0.6913in" table:end-y="0.1748in" draw:z-index="1" draw:style-name="gr1" svg:width="5.5413in" svg:height="2.7488in" svg:x="0.4843in" svg:y="0.0409in">
              <draw:object draw:notify-on-update-of-ranges="'RPP-RQ'.A11:'RPP-RQ'.A16 'RPP-RQ'.B11:'RPP-RQ'.B1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33">
            <text:p>33</text:p>
          </table:table-cell>
          <table:table-cell table:number-columns-repeated="7"/>
          <table:table-cell>
            <draw:frame table:end-cell-address="'RPP-RQ'.O18" table:end-x="0.3657in" table:end-y="0.0311in" draw:z-index="0" draw:style-name="gr1" svg:width="4.198in" svg:height="2.7488in" svg:x="0.6126in" svg:y="0.072in">
              <draw:object draw:notify-on-update-of-ranges="'RPP-RQ'.A11:'RPP-RQ'.A16 'RPP-RQ'.B11:'RPP-RQ'.B1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89">
            <text:p>89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94">
            <text:p>94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105">
            <text:p>105</text:p>
          </table:table-cell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office:value-type="string">
            <text:p>ruoli</text:p>
          </table:table-cell>
          <table:table-cell table:number-columns-repeated="8"/>
        </table:table-row>
        <table:table-row table:style-name="ro1">
          <table:table-cell office:value-type="string">
            <text:p>Responsabile</text:p>
          </table:table-cell>
          <table:table-cell table:formula="of:=[.B2]*30" office:value-type="float" office:value="990">
            <text:p>990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formula="of:=[.B3]*20" office:value-type="float" office:value="740">
            <text:p>740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formula="of:=[.B4]*25" office:value-type="float" office:value="600">
            <text:p>600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formula="of:=[.B5]*22" office:value-type="float" office:value="1958">
            <text:p>1958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formula="of:=[.B6]*16" office:value-type="float" office:value="1504">
            <text:p>1504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formula="of:=[.B7]*16" office:value-type="float" office:value="1680">
            <text:p>1680</text:p>
          </table:table-cell>
          <table:table-cell table:number-columns-repeated="8"/>
        </table:table-row>
      </table:table>
      <table:table table:name="Totale" table:style-name="ta1" table:print="false">
        <table:table-column table:style-name="co3" table:default-cell-style-name="ce1"/>
        <table:table-column table:style-name="co2" table:number-columns-repeated="9" table:default-cell-style-name="Default"/>
        <table:table-row table:style-name="ro1">
          <table:table-cell table:style-name="Default"/>
          <table:table-cell table:style-name="ce2" office:value-type="string">
            <text:p>totale</text:p>
          </table:table-cell>
          <table:table-cell>
            <draw:frame table:end-cell-address="Totale.I17" table:end-x="0.6331in" table:end-y="0.0323in" draw:z-index="1" draw:style-name="gr1" svg:width="5.6512in" svg:height="2.7472in" svg:x="0.3161in" svg:y="0.0744in">
              <draw:object draw:notify-on-update-of-ranges="Totale.A11:Totale.A16 Totale.B11:Totale.B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Totale.O19" table:end-x="0.2772in" table:end-y="0.1028in" draw:z-index="0" draw:style-name="gr1" svg:width="4.4843in" svg:height="3.1177in" svg:x="0.2382in" svg:y="0.1232in">
              <draw:object draw:notify-on-update-of-ranges="Totale.A11:Totale.A16 Totale.B11:Totale.B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95">
            <text:p>95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98">
            <text:p>98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148">
            <text:p>148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101">
            <text:p>101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161">
            <text:p>161</text:p>
          </table:table-cell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9"/>
        </table:table-row>
        <table:table-row table:style-name="ro1">
          <table:table-cell office:value-type="string">
            <text:p>Responsabile</text:p>
          </table:table-cell>
          <table:table-cell table:formula="of:=[.B2]*30" office:value-type="float" office:value="1980">
            <text:p>1980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formula="of:=[.B3]*20" office:value-type="float" office:value="1900">
            <text:p>1900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formula="of:=[.B4]*25" office:value-type="float" office:value="2450">
            <text:p>2450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formula="of:=[.B5]*22" office:value-type="float" office:value="3256">
            <text:p>3256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formula="of:=[.B6]*16" office:value-type="float" office:value="1616">
            <text:p>1616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formula="of:=[.B7]*16" office:value-type="float" office:value="2576">
            <text:p>2576</text:p>
          </table:table-cell>
          <table:table-cell table:number-columns-repeated="8"/>
        </table:table-row>
        <table:table-row table:style-name="ro1" table:number-rows-repeated="6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2"/>
          <table:table-cell office:value-type="float" office:value="40">
            <text:p>40</text:p>
          </table:table-cell>
          <table:table-cell table:number-columns-repeated="6"/>
        </table:table-row>
      </table:table>
      <table:table table:name="Consuntivo" table:style-name="ta1" table:print="false">
        <table:table-column table:style-name="co2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2" table:number-columns-repeated="2" table:default-cell-style-name="Default"/>
        <table:table-row table:style-name="ro1">
          <table:table-cell table:style-name="Default"/>
          <table:table-cell table:style-name="ce2" office:value-type="string">
            <text:p>RR-RPP Cons.</text:p>
          </table:table-cell>
          <table:table-cell/>
          <table:table-cell table:style-name="Default"/>
          <table:table-cell table:style-name="ce2" office:value-type="string">
            <text:p>RR-RPP</text:p>
          </table:table-cell>
          <table:table-cell/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18">
            <text:p>18</text:p>
          </table:table-cell>
          <table:table-cell/>
          <table:table-cell office:value-type="string">
            <text:p>Responsabile</text:p>
          </table:table-cell>
          <table:table-cell table:style-name="ce3" office:value-type="float" office:value="25">
            <text:p>25</text:p>
          </table:table-cell>
          <table:table-cell>
            <draw:frame table:end-cell-address="Consuntivo.M20" table:end-x="0.1283in" table:end-y="0.0378in" draw:z-index="0" draw:style-name="gr1" svg:width="5.6898in" svg:height="3.0756in" svg:x="0.6618in" svg:y="0.1004in">
              <draw:object draw:notify-on-update-of-ranges="Consuntivo.A11:Consuntivo.A16 Consuntivo.B11:Consuntivo.B16 Consuntivo.E11:Consuntivo.E16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44">
            <text:p>44</text:p>
          </table:table-cell>
          <table:table-cell/>
          <table:table-cell office:value-type="string">
            <text:p>Amministratore</text:p>
          </table:table-cell>
          <table:table-cell table:style-name="ce3"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86">
            <text:p>86</text:p>
          </table:table-cell>
          <table:table-cell/>
          <table:table-cell office:value-type="string">
            <text:p>Analista</text:p>
          </table:table-cell>
          <table:table-cell table:style-name="ce3" office:value-type="float" office:value="74">
            <text:p>74</text:p>
          </table:table-cell>
          <table:table-cell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39">
            <text:p>39</text:p>
          </table:table-cell>
          <table:table-cell/>
          <table:table-cell office:value-type="string">
            <text:p>Progettista</text:p>
          </table:table-cell>
          <table:table-cell table:style-name="ce3"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/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28">
            <text:p>28</text:p>
          </table:table-cell>
          <table:table-cell/>
          <table:table-cell office:value-type="string">
            <text:p>Verificatore</text:p>
          </table:table-cell>
          <table:table-cell table:style-name="ce3" office:value-type="float" office:value="38">
            <text:p>38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Responsabile</text:p>
          </table:table-cell>
          <table:table-cell table:formula="of:=[.B2]*30" office:value-type="float" office:value="540">
            <text:p>540</text:p>
          </table:table-cell>
          <table:table-cell/>
          <table:table-cell office:value-type="string">
            <text:p>Responsabile</text:p>
          </table:table-cell>
          <table:table-cell office:value-type="float" office:value="750">
            <text:p>750</text:p>
          </table:table-cell>
          <table:table-cell/>
        </table:table-row>
        <table:table-row table:style-name="ro1">
          <table:table-cell office:value-type="string">
            <text:p>Amministratore</text:p>
          </table:table-cell>
          <table:table-cell table:formula="of:=[.B3]*20" office:value-type="float" office:value="880">
            <text:p>880</text:p>
          </table:table-cell>
          <table:table-cell/>
          <table:table-cell office:value-type="string">
            <text:p>Amministratore</text:p>
          </table:table-cell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string">
            <text:p>Analista</text:p>
          </table:table-cell>
          <table:table-cell table:formula="of:=[.B4]*25" office:value-type="float" office:value="2150">
            <text:p>2150</text:p>
          </table:table-cell>
          <table:table-cell/>
          <table:table-cell office:value-type="string">
            <text:p>Analista</text:p>
          </table:table-cell>
          <table:table-cell office:value-type="float" office:value="1850">
            <text:p>1850</text:p>
          </table:table-cell>
          <table:table-cell/>
        </table:table-row>
        <table:table-row table:style-name="ro1">
          <table:table-cell office:value-type="string">
            <text:p>Progettista</text:p>
          </table:table-cell>
          <table:table-cell table:formula="of:=[.B5]*22" office:value-type="float" office:value="858">
            <text:p>858</text:p>
          </table:table-cell>
          <table:table-cell/>
          <table:table-cell office:value-type="string">
            <text:p>Progettista</text:p>
          </table:table-cell>
          <table:table-cell office:value-type="float" office:value="1210">
            <text:p>1210</text:p>
          </table:table-cell>
          <table:table-cell/>
        </table:table-row>
        <table:table-row table:style-name="ro1">
          <table:table-cell office:value-type="string">
            <text:p>Programmato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rogrammator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rificatore</text:p>
          </table:table-cell>
          <table:table-cell table:formula="of:=[.B7]*16" office:value-type="float" office:value="448">
            <text:p>448</text:p>
          </table:table-cell>
          <table:table-cell/>
          <table:table-cell office:value-type="string">
            <text:p>Verificatore</text:p>
          </table:table-cell>
          <table:table-cell office:value-type="float" office:value="608">
            <text:p>608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>
            <draw:frame table:end-cell-address="Consuntivo.F34" table:end-x="0.2571in" table:end-y="0.1748in" draw:z-index="1" draw:style-name="gr1" svg:width="4.4551in" svg:height="2.7484in" svg:x="0.7705in" svg:y="0.0413in">
              <draw:object draw:notify-on-update-of-ranges="Consuntivo.A2:Consuntivo.A7 Consuntivo.B2:Consuntivo.B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RR-RPP" table:style-name="ta1" table:print="false">
        <table:table-column table:style-name="co2" table:default-cell-style-name="ce1"/>
        <table:table-column table:style-name="co2" table:number-columns-repeated="9" table:default-cell-style-name="Default"/>
        <table:table-row table:style-name="ro1">
          <table:table-cell table:style-name="Default"/>
          <table:table-cell table:style-name="ce2" office:value-type="string">
            <text:p>RR-RPP</text:p>
          </table:table-cell>
          <table:table-cell>
            <draw:frame table:end-cell-address="'RR-RPP'.I15" table:end-x="0.7606in" table:end-y="0.1705in" draw:z-index="1" draw:style-name="gr1" svg:width="5.7886in" svg:height="2.5185in" svg:x="0.3063in" svg:y="0.0925in">
              <draw:object draw:notify-on-update-of-ranges="'RR-RPP'.A11:'RR-RPP'.A16 'RR-RPP'.B11:'RR-RPP'.B1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>
            <draw:frame table:end-cell-address="'RR-RPP'.N17" table:end-x="0.0087in" table:end-y="0.065in" draw:z-index="0" draw:style-name="gr1" svg:width="3.1492in" svg:height="2.7472in" svg:x="0.4154in" svg:y="0.1071in">
              <draw:object draw:notify-on-update-of-ranges="'RR-RPP'.A11:'RR-RPP'.A16 'RR-RPP'.B11:'RR-RPP'.B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74">
            <text:p>74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38">
            <text:p>38</text:p>
          </table:table-cell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9"/>
        </table:table-row>
        <table:table-row table:style-name="ro1">
          <table:table-cell office:value-type="string">
            <text:p>Responsabile</text:p>
          </table:table-cell>
          <table:table-cell office:value-type="float" office:value="750">
            <text:p>750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office:value-type="float" office:value="800">
            <text:p>800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office:value-type="float" office:value="1850">
            <text:p>1850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office:value-type="float" office:value="1210">
            <text:p>1210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office:value-type="float" office:value="608">
            <text:p>608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2">03/02/2009</text:date>, <text:time>16:3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urizio Rizzo</meta:initial-creator>
    <meta:creation-date>2009-02-15T16:20:22</meta:creation-date>
    <dc:date>2009-03-02T16:33:18</dc:date>
    <dc:creator>Maurizio Rizzo</dc:creator>
    <meta:editing-duration>PT02H04M07S</meta:editing-duration>
    <meta:editing-cycles>8</meta:editing-cycles>
    <meta:generator>OpenOffice.org/3.0$Linux OpenOffice.org_project/300m15$Build-9379</meta:generator>
    <meta:document-statistic meta:table-count="5" meta:cell-count="179" meta:object-count="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610004425049pt" style:font-size-asian="12.9610004425049pt" style:font-size-complex="12.9610004425049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none" draw:fill-color="#004586" dr3d:edge-rounding="5%"/>
      <style:text-properties fo:color="#00ff00" fo:font-size="9pt" fo:font-weight="bold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4.355cm" svg:height="6.979cm" chart:class="chart:bar" chart:style-name="ch1">
        <chart:title svg:x="7.179cm" svg:y="0.142cm" chart:style-name="ch2">
          <text:p>Totale costi</text:p>
        </chart:title>
        <chart:plot-area chart:style-name="ch3" table:cell-range-address="Totale.A11:Totale.B16" chart:data-source-has-labels="column" svg:x="0.287cm" svg:y="0.796cm" svg:width="13.78cm" svg:height="6.0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Totale.A11:Totale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Totale.B11:Totale.B1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Totale.A11:Totale.A16">Responsabile</text:p>
              </table:table-cell>
              <table:table-cell office:value-type="float" office:value="1980">
                <text:p text:id="Totale.B11:Totale.B16">198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76">
                <text:p>25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317cm" svg:height="6.982cm" chart:class="chart:ring" chart:style-name="ch1">
        <chart:legend chart:legend-position="end" svg:x="8.367cm" svg:y="2.292cm" chart:style-name="ch2"/>
        <chart:plot-area chart:style-name="ch3" table:cell-range-address="Consuntivo.A2:Consuntivo.B7" chart:data-source-has-labels="column" svg:x="0.226cm" svg:y="0.163cm" svg:width="7.458cm" svg:height="6.56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Consuntivo.A2:Consuntivo.A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Consuntivo.B2:Consuntivo.B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Consuntivo.A2:Consuntivo.A7">Responsabile</text:p>
              </table:table-cell>
              <table:table-cell office:value-type="float" office:value="18">
                <text:p text:id="Consuntivo.B2:Consuntivo.B7">18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9.05272197723389pt" style:font-size-asian="9.05272197723389pt" style:font-size-complex="9.05272197723389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391cm" svg:height="7.92cm" chart:class="chart:ring" chart:style-name="ch1">
        <chart:legend chart:legend-position="end" svg:x="7.962cm" svg:y="2.075cm" chart:style-name="ch2"/>
        <chart:plot-area chart:style-name="ch3" table:cell-range-address="Totale.A11:Totale.B16" chart:data-source-has-labels="column" svg:x="0.227cm" svg:y="0.902cm" svg:width="7.508cm" svg:height="6.70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Totale.A11:Totale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Totale.B11:Totale.B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Totale.A11:Totale.A16">Responsabile</text:p>
              </table:table-cell>
              <table:table-cell office:value-type="float" office:value="1980">
                <text:p text:id="Totale.B11:Totale.B16">198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76">
                <text:p>25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solid" svg:stroke-color="#000000" draw:fill-color="#004586" dr3d:edge-rounding="0%"/>
      <style:text-properties fo:color="#00ff00" fo:font-size="9pt" fo:font-weight="bold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4.704cm" svg:height="6.398cm" chart:class="chart:bar" chart:style-name="ch1">
        <chart:title svg:x="5.887cm" svg:y="0.128cm" chart:style-name="ch2">
          <text:p>RR-RPP Costi</text:p>
        </chart:title>
        <chart:plot-area chart:style-name="ch3" table:cell-range-address="'RR-RPP'.A11:'RR-RPP'.B16" chart:data-source-has-labels="column" svg:x="0.293cm" svg:y="0.774cm" svg:width="14.116cm" svg:height="5.49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RR-RPP'.A11:'RR-RPP'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'RR-RPP'.B11:'RR-RPP'.B1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'RR-RPP'.A11:'RR-RPP'.A16">Responsabile</text:p>
              </table:table-cell>
              <table:table-cell office:value-type="float" office:value="750">
                <text:p text:id="'RR-RPP'.B11:'RR-RPP'.B16"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610004425049pt" style:font-size-asian="12.9610004425049pt" style:font-size-complex="12.9610004425049pt"/>
    </style:style>
    <style:style style:name="ch3" style:family="chart">
      <style:graphic-properties draw:stroke="none" svg:stroke-color="#b3b3b3" draw:fill="none" draw:fill-color="#e6e6e6"/>
      <style:text-properties fo:font-size="7.97599983215332pt" style:font-size-asian="7.97599983215332pt" style:font-size-complex="7.97599983215332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 chart:pie-offset="0"/>
      <style:graphic-properties draw:stroke="none" draw:fill-color="#004586" dr3d:edge-rounding="5%"/>
      <style:text-properties fo:font-size="10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8cm" svg:height="6.979cm" chart:class="chart:ring" chart:style-name="ch1">
        <chart:title svg:x="2.084cm" svg:y="0.142cm" chart:style-name="ch2">
          <text:p>RR-RPP Costi/Ore</text:p>
        </chart:title>
        <chart:legend chart:legend-position="end" svg:x="5.591cm" svg:y="1.828cm" chart:style-name="ch3"/>
        <chart:plot-area chart:style-name="ch4" table:cell-range-address="'RR-RPP'.A11:'RR-RPP'.B16" chart:data-source-has-labels="column" svg:x="0.16cm" svg:y="0.796cm" svg:width="5.272cm" svg:height="5.90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'RR-RPP'.A11:'RR-RPP'.A1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'RR-RPP'.B11:'RR-RPP'.B1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'RR-RPP'.A11:'RR-RPP'.A16">Responsabile</text:p>
              </table:table-cell>
              <table:table-cell office:value-type="float" office:value="750">
                <text:p text:id="'RR-RPP'.B11:'RR-RPP'.B16"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none" draw:fill-color="#004586" dr3d:edge-rounding="5%"/>
      <style:text-properties fo:color="#00ff00" fo:font-size="9pt" fo:font-weight="bold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4.076cm" svg:height="6.983cm" chart:class="chart:bar" chart:style-name="ch1">
        <chart:title svg:x="5.547cm" svg:y="0.142cm" chart:style-name="ch2">
          <text:p>RPP-RQ Costi</text:p>
        </chart:title>
        <chart:plot-area chart:style-name="ch3" table:cell-range-address="'RPP-RQ'.A11:'RPP-RQ'.B16" chart:data-source-has-labels="column" svg:x="0.28cm" svg:y="0.796cm" svg:width="13.513cm" svg:height="6.04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RPP-RQ'.A11:'RPP-RQ'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'RPP-RQ'.B11:'RPP-RQ'.B1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'RPP-RQ'.A11:'RPP-RQ'.A16">Responsabile</text:p>
              </table:table-cell>
              <table:table-cell office:value-type="float" office:value="990">
                <text:p text:id="'RPP-RQ'.B11:'RPP-RQ'.B16">99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80">
                <text:p>168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0.664cm" svg:height="6.983cm" chart:class="chart:ring" chart:style-name="ch1">
        <chart:title svg:x="4.832cm" svg:y="0.143cm" chart:style-name="ch2">
          <text:p>RPP-RQ Costi</text:p>
        </chart:title>
        <chart:legend chart:legend-position="end" svg:x="7.452cm" svg:y="1.826cm" chart:style-name="ch3"/>
        <chart:plot-area chart:style-name="ch4" table:cell-range-address="'RPP-RQ'.A11:'RPP-RQ'.B16" chart:data-source-has-labels="column" svg:x="0.21cm" svg:y="0.796cm" svg:width="7.028cm" svg:height="5.90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'RPP-RQ'.A11:'RPP-RQ'.A1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'RPP-RQ'.B11:'RPP-RQ'.B1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'RPP-RQ'.A11:'RPP-RQ'.A16">Responsabile</text:p>
              </table:table-cell>
              <table:table-cell office:value-type="float" office:value="990">
                <text:p text:id="'RPP-RQ'.B11:'RPP-RQ'.B16">99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80">
                <text:p>168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olid-type="cuboid" chart:data-label-number="value" chart:data-label-text="false" chart:data-label-symbol="false" chart:label-position="center"/>
      <style:graphic-properties draw:stroke="none" draw:fill-color="#004586" dr3d:edge-rounding="5%"/>
      <style:text-properties fo:color="#00ff00" fo:font-size="9pt" fo:font-weight="bold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4.905cm" svg:height="7.97cm" chart:class="chart:bar" chart:style-name="ch1">
        <chart:plot-area chart:style-name="ch2" table:cell-range-address="RQRA.A11:RQRA.B16" chart:data-source-has-labels="column" svg:x="0.297cm" svg:y="0.909cm" svg:width="14.308cm" svg:height="6.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RQRA.A11:RQRA.A16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RQRA.B11:RQRA.B16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RQRA.A11:RQRA.A16">Responsabile</text:p>
              </table:table-cell>
              <table:table-cell office:value-type="float" office:value="240">
                <text:p text:id="RQRA.B11:RQRA.B16">24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88">
                <text:p>28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.6964282989502pt" style:font-size-asian="13.6964282989502pt" style:font-size-complex="13.6964282989502pt"/>
    </style:style>
    <style:style style:name="ch3" style:family="chart">
      <style:graphic-properties draw:stroke="none" svg:stroke-color="#b3b3b3" draw:fill="none" draw:fill-color="#e6e6e6"/>
      <style:text-properties fo:font-size="8.4285717010498pt" style:font-size-asian="8.4285717010498pt" style:font-size-complex="8.4285717010498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1.569cm" svg:height="7.375cm" chart:class="chart:ring" chart:style-name="ch1">
        <chart:title svg:x="3.2cm" svg:y="0.146cm" chart:style-name="ch2">
          <text:p>
</text:p>
        </chart:title>
        <chart:legend chart:legend-position="end" svg:x="8.085cm" svg:y="1.932cm" chart:style-name="ch3"/>
        <chart:plot-area chart:style-name="ch4" table:cell-range-address="RQRA.A11:RQRA.B16" chart:data-source-has-labels="column" svg:x="0.339cm" svg:y="0.84cm" svg:width="7.621cm" svg:height="6.23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RQRA.A11:RQRA.A1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RQRA.B11:RQRA.B1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RQRA.A11:RQRA.A16">Responsabile</text:p>
              </table:table-cell>
              <table:table-cell office:value-type="float" office:value="240">
                <text:p text:id="RQRA.B11:RQRA.B16">24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88">
                <text:p>28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5922393798828pt" style:font-size-asian="12.5922393798828pt" style:font-size-complex="12.5922393798828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none" draw:fill-color="#004586" dr3d:edge-rounding="5%"/>
      <style:text-properties fo:color="#00ff00" fo:font-size="9pt" fo:font-weight="bold" style:font-size-asian="6pt" style:font-size-complex="6pt"/>
    </style:style>
    <style:style style:name="ch8" style:family="chart">
      <style:chart-properties chart:solid-type="cuboid"/>
    </style:style>
    <style:style style:name="ch9" style:family="chart">
      <style:chart-properties chart:solid-type="cuboid" chart:data-label-number="value" chart:data-label-text="false" chart:data-label-symbol="false" chart:label-position="center"/>
      <style:graphic-properties draw:stroke="none" draw:fill-color="#ff420e" dr3d:edge-rounding="5%"/>
      <style:text-properties fo:color="#ffff00" fo:font-size="9pt" fo:font-weight="bold" style:font-size-asian="6pt" style:font-size-complex="6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453cm" svg:height="7.813cm" chart:class="chart:bar" chart:style-name="ch1">
        <chart:title svg:x="9.425cm" svg:y="0.159cm" chart:style-name="ch2">
          <text:p>Consuntivo/Preventivo</text:p>
        </chart:title>
        <chart:plot-area chart:style-name="ch3" table:cell-range-address="Consuntivo.A11:Consuntivo.B16 Consuntivo.E11:Consuntivo.E16" chart:data-source-has-labels="column" svg:x="0.412cm" svg:y="0.763cm" svg:width="11.612cm" svg:height="6.6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Consuntivo.A11:Consuntivo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Consuntivo.B11:Consuntivo.B16" chart:class="chart:bar">
            <chart:data-point chart:repeated="2"/>
            <chart:data-point chart:style-name="ch8"/>
            <chart:data-point chart:repeated="3"/>
          </chart:series>
          <chart:series chart:style-name="ch9" chart:values-cell-range-address="Consuntivo.E11:Consuntivo.E16" chart:class="chart:bar">
            <chart:data-point/>
            <chart:data-point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Consuntivo.A11:Consuntivo.A16">Responsabile</text:p>
              </table:table-cell>
              <table:table-cell office:value-type="float" office:value="540">
                <text:p text:id="Consuntivo.B11:Consuntivo.B16">540</text:p>
              </table:table-cell>
              <table:table-cell office:value-type="float" office:value="750">
                <text:p text:id="Consuntivo.E11:Consuntivo.E16"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80">
                <text:p>88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150">
                <text:p>2150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858">
                <text:p>858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48">
                <text:p>448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